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52.62mm"/>
    </style:style>
    <style:style style:name="co5" style:family="table-column">
      <style:table-column-properties fo:break-before="auto" style:column-width="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3.0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71m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start" fo:margin-left="0mm"/>
      <style:text-properties fo:color="#4c4c4c" style:text-outline="false" style:text-line-through-style="none" style:text-line-through-type="none" style:font-name="Ubuntu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able-cell-properties fo:wrap-option="wrap"/>
    </style:style>
    <style:style style:name="ce6" style:family="table-cell" style:parent-style-name="Gnumeric-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hi" style:country-complex="IN" fo:color="#4c4c4c" fo:language="es" fo:country="CO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1" table:default-cell-style-name="Default"/>
        <table:table-column table:style-name="co6" table:number-columns-repeated="108" table:default-cell-style-name="Default"/>
        <table:table-column table:style-name="co7" table:number-columns-repeated="881" table:default-cell-style-name="Default"/>
        <table:table-row table:style-name="ro1">
          <table:table-cell/>
          <table:table-cell table:style-name="ACE-0" office:value-type="string" calcext:value-type="string">
            <text:p>Reporte de víctimas</text:p>
          </table:table-cell>
          <table:table-cell table:style-name="Gnumeric-default" table:number-columns-repeated="141"/>
          <table:table-cell table:number-columns-repeated="881"/>
        </table:table-row>
        <table:table-row table:style-name="ro2">
          <table:table-cell/>
          <table:table-cell table:style-name="ce3" office:value-type="string" calcext:value-type="string" table:number-columns-spanned="35" table:number-rows-spanned="1">
            <text:p><text:span text:style-name="T1">A (MUERTOS-DH):10 20 30 ; B (MUERTOS-DIHC):87 97 701 703 ; C (MUERTOS-VPS):40 50 ; D (DESAPARICIÓN-DH):11 21 302 ; E (DESAPARICIÓN-DIHC):76 ; F (TORTURA-DH):12 22 36 ; G (TORTURA-VPS):47 56 ; H (TORTURA-DIHC):72 ; I (LESIONADOS-DH):13 23 33 ; J (LESIONADOS-VPS):43 53 ; K (LESIONADOS-DIHC):88 98 702 704 ; L (DETENCIÓN ARBITRARÌA-DH):14 24 301 ; M (AMENAZA-DH):15 25 35 ; N (AMENAZA-VPS):45 55 ; Ñ (AMENAZA-DIHC):73 ; O (ATENTADO-DH):16 26 37 ; P (ATENTADO-VPS):46 57 ; Q (JUDICIALIZACIÓN ARBITRARIA-DH):141 241 341 ; R (JUDICIALIZACIÓN ARBITRARIA-DIHC):715 ; S (VIOLENCIA SEXUAL-DH):19 29 39 ; T (VIOLENCIA SEXUAL-VPS):420 520 ; U (VIOLENCIA SEXUAL-DIHC):77 ; V (DEPORTACIÓN-DH):101 ; W (SECUESTRO-VPS):41 ; X (RAPTO-VPS):48 58 ; Y (TOMA DE REHENES-DIHC):74 ; Z (ESCLAVITUD Y TRABAJOS FORZADOS-DIHC):714 ; AA (NEGACIÓN DE DERECHOS A PRISIONEROS DE GUERRA-DIHC):716 ; AB (NEGACIÓN DE ATENCIÓN A PERSONAS VULNERABLES-DIHC):717 ; AC (PROFANACIÓN Y OCULTAMIENTO DE CADAVERES-DIHC):718 ; AD (RECLUTAMIENTO DE MENORES-DIHC):75 ; AE (ESCUDO INDIVIDUAL-DIHC):78</text:span></text:p>
          </table:table-cell>
          <table:covered-table-cell table:number-columns-repeated="17" table:style-name="ce5"/>
          <table:covered-table-cell table:number-columns-repeated="17" table:style-name="Gnumeric-default"/>
          <table:table-cell table:style-name="Gnumeric-default" table:number-columns-repeated="107"/>
          <table:table-cell table:number-columns-repeated="881"/>
        </table:table-row>
        <table:table-row table:style-name="ro1">
          <table:table-cell table:style-name="ACE-0"/>
          <table:table-cell table:style-name="Gnumeric-default" table:number-columns-repeated="142"/>
          <table:table-cell table:number-columns-repeated="881"/>
        </table:table-row>
        <table:table-row table:style-name="ro3">
          <table:table-cell/>
          <table:table-cell table:style-name="ce3" table:number-columns-spanned="35" table:number-rows-spanned="1"/>
          <table:covered-table-cell table:number-columns-repeated="34" table:style-name="Gnumeric-default"/>
          <table:table-cell table:style-name="Gnumeric-default" table:number-columns-repeated="107"/>
          <table:table-cell table:number-columns-repeated="881"/>
        </table:table-row>
        <table:table-row table:style-name="ro1">
          <table:table-cell table:style-name="ACE-0"/>
          <table:table-cell table:style-name="Gnumeric-default" table:number-columns-repeated="142"/>
          <table:table-cell table:number-columns-repeated="881"/>
        </table:table-row>
        <table:table-row table:style-name="ro4">
          <table:table-cell table:style-name="ce2" office:value-type="string" calcext:value-type="string">
            <text:p>Id. Cas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Ubicación</text:p>
          </table:table-cell>
          <table:table-cell table:style-name="ce2" office:value-type="string" calcext:value-type="string">
            <text:p>Víctim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PR</text:p>
          </table:table-cell>
          <table:table-cell table:style-name="ce6" table:number-columns-repeated="107"/>
          <table:table-cell table:style-name="ce7" table:number-columns-repeated="878"/>
          <table:table-cell table:style-name="ce8" table:number-columns-repeated="3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/>
          <table:table-cell table:style-name="ce4"/>
          <table:table-cell table:number-columns-repeated="1022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07:00:50.371395500</dc:date>
    <meta:creation-date>2018-10-12T03:57:38Z</meta:creation-date>
    <meta:editing-cycles>4</meta:editing-cycles>
    <meta:editing-duration>PT22M32S</meta:editing-duration>
    <meta:generator>LibreOffice/6.0.6.2$Linux_X86_64 LibreOffice_project/00m0$Build-2</meta:generator>
    <meta:document-statistic meta:table-count="1" meta:cell-count="38" meta:object-count="0"/>
  </office:meta>
</office:document-meta>
</file>